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8.95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22.09pt"/>
    </style:style>
    <style:style style:name="co11" style:family="table-column">
      <style:table-column-properties fo:break-before="auto" style:column-width="130.51pt"/>
    </style:style>
    <style:style style:name="co12" style:family="table-column">
      <style:table-column-properties fo:break-before="auto" style:column-width="143.86pt"/>
    </style:style>
    <style:style style:name="co13" style:family="table-column">
      <style:table-column-properties fo:break-before="auto" style:column-width="118.6pt"/>
    </style:style>
    <style:style style:name="co14" style:family="table-column">
      <style:table-column-properties fo:break-before="auto" style:column-width="168.41pt"/>
    </style:style>
    <style:style style:name="co15" style:family="table-column">
      <style:table-column-properties fo:break-before="auto" style:column-width="7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61"/>
    <style:style style:name="ce6" style:family="table-cell" style:parent-style-name="Default" style:data-style-name="N10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Imagefi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4294967295 (ReadLSB w32 0 targetColor))) (Eq 4294967295 (ReadLSB w32 0 __arr32__image)) (Eq 4294967295 (ReadLSB w32 8 __arr32__image)) (Eq 4294967295 (ReadLSB w32 4 __arr32__image)) (Eq 4294967295 (ReadLSB w32 12 __arr32__image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(image[3] * (1 - image_err)) = (image[0] * (1 - image_err)))</text:p>
          </table:table-cell>
          <table:table-cell/>
        </table:table-row>
        <table:table-row table:style-name="ro1">
          <table:table-cell office:value-type="string" calcext:value-type="string">
            <text:p>Probability score (pathLength, pathProbability):</text:p>
          </table:table-cell>
          <table:table-cell table:style-name="ce4" office:value-type="string" calcext:value-type="string">
            <text:p>(214, 8.737306e-74)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7" table:formula="of:=COUNTA([.B4:.B34]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  <table:table-cell/>
        </table:table-row>
        <table:table-row table:style-name="ro1">
          <table:table-cell office:value-type="string" calcext:value-type="string">
            <text:p>Floodfill class</text:p>
          </table:table-cell>
          <table:table-cell office:value-type="string" calcext:value-type="string">
            <text:p>pixe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formula="of:=IF([.C4]=[.D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StackSiz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table:formula="of:=IF([.C5]=[.D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6]=[.D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stack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7]=[.D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ckSiz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8]=[.D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get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formula="of:=IF([.C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0]=[.D1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1]=[.D1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image_err</text:p>
          </table:table-cell>
          <table:table-cell/>
          <table:table-cell table:formula="of:=IF([.C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P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3]=[.D1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4]=[.D1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targetColor_err</text:p>
          </table:table-cell>
          <table:table-cell/>
          <table:table-cell table:formula="of:=IF([.C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6]=[.D1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7]=[.D1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image_err</text:p>
          </table:table-cell>
          <table:table-cell/>
          <table:table-cell table:formula="of:=IF([.C18]=[.D1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w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targetColor_err</text:p>
          </table:table-cell>
          <table:table-cell/>
          <table:table-cell table:formula="of:=IF([.C19]=[.D1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20]=[.D2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</text:p>
          </table:table-cell>
          <table:table-cell table:number-columns-repeated="2"/>
          <table:table-cell table:formula="of:=IF([.C21]=[.D2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canLi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2</text:p>
          </table:table-cell>
          <table:table-cell table:number-columns-repeated="2"/>
          <table:table-cell table:formula="of:=IF([.C22]=[.D22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3</text:p>
          </table:table-cell>
          <table:table-cell table:number-columns-repeated="2"/>
          <table:table-cell table:formula="of:=IF([.C23]=[.D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4</text:p>
          </table:table-cell>
          <table:table-cell table:number-columns-repeated="2"/>
          <table:table-cell table:formula="of:=IF([.C24]=[.D2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5</text:p>
          </table:table-cell>
          <table:table-cell table:number-columns-repeated="2"/>
          <table:table-cell table:formula="of:=IF([.C25]=[.D25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6</text:p>
          </table:table-cell>
          <table:table-cell table:number-columns-repeated="2"/>
          <table:table-cell table:formula="of:=IF([.C26]=[.D2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Y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7</text:p>
          </table:table-cell>
          <table:table-cell table:number-columns-repeated="2"/>
          <table:table-cell table:formula="of:=IF([.C27]=[.D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x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8</text:p>
          </table:table-cell>
          <table:table-cell table:number-columns-repeated="2"/>
          <table:table-cell table:formula="of:=IF([.C28]=[.D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9</text:p>
          </table:table-cell>
          <table:table-cell table:number-columns-repeated="2"/>
          <table:table-cell table:formula="of:=IF([.C29]=[.D29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0</text:p>
          </table:table-cell>
          <table:table-cell table:number-columns-repeated="2"/>
          <table:table-cell table:formula="of:=IF([.C30]=[.D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Lin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1</text:p>
          </table:table-cell>
          <table:table-cell table:number-columns-repeated="2"/>
          <table:table-cell table:formula="of:=IF([.C31]=[.D3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2</text:p>
          </table:table-cell>
          <table:table-cell table:number-columns-repeated="2"/>
          <table:table-cell table:formula="of:=IF([.C32]=[.D32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3</text:p>
          </table:table-cell>
          <table:table-cell table:number-columns-repeated="2"/>
          <table:table-cell table:formula="of:=IF([.C33]=[.D3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4</text:p>
          </table:table-cell>
          <table:table-cell table:number-columns-repeated="2"/>
          <table:table-cell table:formula="of:=IF([.C34]=[.D34];1;0)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8" table:formula="of:=9/31" office:value-type="percentage" office:value="0.290322580645161" calcext:value-type="percentage">
            <text:p>29.03%</text:p>
          </table:table-cell>
          <table:table-cell table:number-columns-repeated="5"/>
          <table:table-cell table:formula="of:=SUM([.H4:.H34])" office:value-type="float" office:value="9" calcext:value-type="float">
            <text:p>9</text:p>
          </table:table-cell>
        </table:table-row>
      </table:table>
      <table:table table:name="ApproxSyma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ce11"/>
        <table:table-column table:style-name="co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7" table:formula="of:=COUNTA([.B5:.B19])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lected path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  <table:table-cell/>
          <table:table-cell table:style-name="ce1" office:value-type="string" calcext:value-type="string">
            <text:p>Endorsement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oodfill class</text:p>
          </table:table-cell>
          <table:table-cell table:style-name="ce10" office:value-type="string" calcext:value-type="string">
            <text:p>pixels</text:p>
          </table:table-cell>
          <table:table-cell table:number-columns-repeated="2" table:style-name="ce10" office:value-type="string" calcext:value-type="string">
            <text:p>Y</text:p>
          </table:table-cell>
          <table:table-cell table:formula="of:=IF([.C5]=&quot;N&quot;;IF([.D5]=&quot;N&quot;;&quot;TN&quot;;&quot;FP&quot;);IF([.D5]=&quot;N&quot;;&quot;FN&quot;;&quot;TP&quot;))" office:value-type="string" office:string-value="TP" calcext:value-type="string">
            <text:p>TP</text:p>
          </table:table-cell>
          <table:table-cell/>
          <table:table-cell office:value-type="string" calcext:value-type="string">
            <text:p>getPix</text:p>
          </table:table-cell>
          <table:table-cell office:value-type="string" calcext:value-type="string">
            <text:p>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StackSize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stack</text:p>
          </table:table-cell>
          <table:table-cell table:number-columns-repeated="2" office:value-type="string" calcext:value-type="string">
            <text:p>Y</text:p>
          </table:table-cell>
          <table:table-cell table:formula="of:=IF([.C7]=&quot;N&quot;;IF([.D7]=&quot;N&quot;;&quot;TN&quot;;&quot;FP&quot;);IF([.D7]=&quot;N&quot;;&quot;FN&quot;;&quot;TP&quot;))" office:value-type="string" office:string-value="TP" calcext:value-type="string">
            <text:p>TP</text:p>
          </table:table-cell>
          <table:table-cell/>
          <table:table-cell table:style-name="ce10" office:value-type="string" calcext:value-type="string">
            <text:p>setPix</text:p>
          </table:table-cell>
          <table:table-cell table:style-name="ce10" office:value-type="string" calcext:value-type="string">
            <text:p>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stack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8]=&quot;N&quot;;IF([.D8]=&quot;N&quot;;&quot;TN&quot;;&quot;FP&quot;);IF([.D8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office:value-type="string" calcext:value-type="string">
            <text:p>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kSize</text:p>
          </table:table-cell>
          <table:table-cell table:number-columns-repeated="2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  <table:table-cell/>
          <table:table-cell table:style-name="ce10" office:value-type="string" calcext:value-type="string">
            <text:p>fill</text:p>
          </table:table-cell>
          <table:table-cell table:style-name="ce10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getColor</text:p>
          </table:table-cell>
          <table:table-cell table:number-columns-repeated="2" office:value-type="string" calcext:value-type="string">
            <text:p>Y</text:p>
          </table:table-cell>
          <table:table-cell table:formula="of:=IF([.C10]=&quot;N&quot;;IF([.D10]=&quot;N&quot;;&quot;TN&quot;;&quot;FP&quot;);IF([.D10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etPi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etPi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new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formula="of:=IF([.C15]=&quot;N&quot;;IF([.D15]=&quot;N&quot;;&quot;TN&quot;;&quot;FP&quot;);IF([.D15]=&quot;N&quot;;&quot;FN&quot;;&quot;TP&quot;))" office:value-type="string" office:string-value="TP" calcext:value-type="string">
            <text:p>TP</text:p>
          </table:table-cell>
          <table:table-cell/>
          <table:table-cell table:style-name="ce10" office:value-type="string" calcext:value-type="string">
            <text:p>fillLine</text:p>
          </table:table-cell>
          <table:table-cell table:style-name="ce10"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fill</text:p>
          </table:table-cell>
          <table:table-cell table:style-name="ce10" office:value-type="string" calcext:value-type="string">
            <text:p>inScanLine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ush</text:p>
          </table:table-cell>
          <table:table-cell table:style-name="ce10" office:value-type="string" calcext:value-type="string">
            <text:p>newXStack</text:p>
          </table:table-cell>
          <table:table-cell table:number-columns-repeated="2" table:style-name="ce10" office:value-type="string" calcext:value-type="string">
            <text:p>Y</text:p>
          </table:table-cell>
          <table:table-cell table:formula="of:=IF([.C17]=&quot;N&quot;;IF([.D17]=&quot;N&quot;;&quot;TN&quot;;&quot;FP&quot;);IF([.D17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YStack</text:p>
          </table:table-cell>
          <table:table-cell table:number-columns-repeated="2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office:value-type="string" calcext:value-type="string">
            <text:p>Array Indic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ill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sh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popx</text:p>
          </table:table-cell>
          <table:table-cell table:style-name="ce10" office:value-type="string" calcext:value-type="string">
            <text:p>return valu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pop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fillLin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table:formula="of:=COUNTIFS([.E5:.E19];&quot;=TP&quot;)"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Mem allo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formula="of:=COUNTIFS([.E5:.E19];&quot;=TN&quot;)" office:value-type="float" office:value="7" calcext:value-type="float">
            <text:p>7</text:p>
          </table:table-cell>
          <table:table-cell/>
          <table:table-cell table:style-name="Default"/>
          <table:table-cell/>
          <table:table-cell office:value-type="string" calcext:value-type="string">
            <text:p>fill</text:p>
          </table:table-cell>
          <table:table-cell table:style-name="ce10" office:value-type="string" calcext:value-type="string">
            <text:p>width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table:style-name="ce11" table:formula="of:=COUNTIFS([.E5:.E19];&quot;=FP&quot;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table:formula="of:=COUNTIFS([.E5:.E19];&quot;=FN&quot;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0" table:formula="of:=SUM([.C29:.C32]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ccuracy </text:p>
          </table:table-cell>
          <table:table-cell table:formula="of:=([.C29]+[.C30])/[.C33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29]/([.C29]+[.C3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[.C29]/([.C29]+[.C32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3">00/00/0000</text:date>, <text:time style:data-style-name="N2" text:time-value="21:00:22.986449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9-02-23T21:06:24.539209301</dc:date>
    <meta:editing-duration>P2DT4H40M16S</meta:editing-duration>
    <meta:editing-cycles>68</meta:editing-cycles>
    <meta:generator>LibreOffice/5.1.6.2$Linux_X86_64 LibreOffice_project/10m0$Build-2</meta:generator>
    <meta:document-statistic meta:table-count="3" meta:cell-count="327" meta:object-count="0"/>
  </office:meta>
</office:document-meta>
</file>